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automatic-styles>
    <style:style style:name="P1" style:parent-style-name="Normal" style:master-page-name="MP0" style:family="paragraph">
      <style:paragraph-properties fo:break-before="page" fo:text-align="end" fo:line-height="15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2" style:parent-style-name="Normal" style:family="paragraph">
      <style:paragraph-properties fo:text-align="center" fo:line-height="150%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P3" style:parent-style-name="Normal" style:family="paragraph">
      <style:paragraph-properties fo:text-align="justify" fo:line-height="150%"/>
    </style:style>
    <style:style style:name="T4" style:parent-style-name="DefaultParagraphFont" style:family="text">
      <style:text-properties style:font-name="Times New Roman" style:font-name-asian="Times New Roman" style:font-name-complex="Times New Roman" fo:color="#222222" fo:font-size="12pt" style:font-size-asian="12pt" style:font-size-complex="12pt"/>
    </style:style>
    <style:style style:name="T5" style:parent-style-name="DefaultParagraphFont" style:family="text">
      <style:text-properties style:font-name="Times New Roman" style:font-name-asian="Times New Roman" style:font-name-complex="Times New Roman" fo:color="#222222" fo:font-size="12pt" style:font-size-asian="12pt" style:font-size-complex="12pt"/>
    </style:style>
    <style:style style:name="T6" style:parent-style-name="DefaultParagraphFont" style:family="text">
      <style:text-properties style:font-name="Times New Roman" style:font-name-asian="Times New Roman" style:font-name-complex="Times New Roman" fo:color="#222222" fo:font-size="12pt" style:font-size-asian="12pt" style:font-size-complex="12pt"/>
    </style:style>
    <style:style style:name="T7" style:parent-style-name="DefaultParagraphFont" style:family="text">
      <style:text-properties style:font-name="Times New Roman" style:font-name-asian="Times New Roman" style:font-name-complex="Times New Roman" fo:color="#222222" fo:font-size="12pt" style:font-size-asian="12pt" style:font-size-complex="12pt"/>
    </style:style>
    <style:style style:name="T8" style:parent-style-name="DefaultParagraphFont" style:family="text">
      <style:text-properties style:font-name="Times New Roman" style:font-name-asian="Times New Roman" style:font-name-complex="Times New Roman" fo:color="#222222" fo:font-size="12pt" style:font-size-asian="12pt" style:font-size-complex="12pt"/>
    </style:style>
    <style:style style:name="T9" style:parent-style-name="DefaultParagraphFont" style:family="text">
      <style:text-properties style:font-name="Times New Roman" style:font-name-asian="Times New Roman" style:font-name-complex="Times New Roman" fo:color="#222222" fo:font-size="12pt" style:font-size-asian="12pt" style:font-size-complex="12pt"/>
    </style:style>
    <style:style style:name="T10" style:parent-style-name="DefaultParagraphFont" style:family="text">
      <style:text-properties style:font-name="Times New Roman" style:font-name-asian="Times New Roman" style:font-name-complex="Times New Roman" fo:color="#222222" fo:font-size="12pt" style:font-size-asian="12pt" style:font-size-complex="12pt"/>
    </style:style>
    <style:style style:name="T11" style:parent-style-name="DefaultParagraphFont" style:family="text">
      <style:text-properties style:font-name="Times New Roman" style:font-name-asian="Times New Roman" style:font-name-complex="Times New Roman" fo:color="#222222" fo:font-size="12pt" style:font-size-asian="12pt" style:font-size-complex="12pt"/>
    </style:style>
    <style:style style:name="T12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color="#222222" fo:font-size="12pt" style:font-size-asian="12pt" style:font-size-complex="12pt"/>
    </style:style>
    <style:style style:name="T13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color="#222222" fo:font-size="12pt" style:font-size-asian="12pt" style:font-size-complex="12pt"/>
    </style:style>
    <style:style style:name="T14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color="#222222" fo:font-size="12pt" style:font-size-asian="12pt" style:font-size-complex="12pt"/>
    </style:style>
    <style:style style:name="T15" style:parent-style-name="DefaultParagraphFont" style:family="text">
      <style:text-properties style:font-name="Times New Roman" style:font-name-asian="Times New Roman" style:font-name-complex="Times New Roman" fo:color="#222222" fo:font-size="12pt" style:font-size-asian="12pt" style:font-size-complex="12pt"/>
    </style:style>
    <style:style style:name="T16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color="#222222" fo:font-size="12pt" style:font-size-asian="12pt" style:font-size-complex="12pt"/>
    </style:style>
    <style:style style:name="T17" style:parent-style-name="DefaultParagraphFont" style:family="text">
      <style:text-properties style:font-name="Times New Roman" style:font-name-asian="Times New Roman" style:font-name-complex="Times New Roman" fo:color="#222222" fo:font-size="12pt" style:font-size-asian="12pt" style:font-size-complex="12pt"/>
    </style:style>
    <style:style style:name="T18" style:parent-style-name="DefaultParagraphFont" style:family="text">
      <style:text-properties style:font-name="Times New Roman" style:font-name-asian="Times New Roman" style:font-name-complex="Times New Roman" fo:color="#222222" fo:font-size="12pt" style:font-size-asian="12pt" style:font-size-complex="12pt"/>
    </style:style>
    <style:style style:name="T19" style:parent-style-name="DefaultParagraphFont" style:family="text">
      <style:text-properties style:font-name="Times New Roman" style:font-name-asian="Times New Roman" style:font-name-complex="Times New Roman" fo:color="#222222" fo:font-size="12pt" style:font-size-asian="12pt" style:font-size-complex="12pt"/>
    </style:style>
    <style:style style:name="P20" style:parent-style-name="Normal" style:family="paragraph">
      <style:paragraph-properties fo:text-align="justify" fo:line-height="150%" fo:text-indent="0.4916in"/>
      <style:text-properties style:font-name="Times New Roman" style:font-name-asian="Times New Roman" style:font-name-complex="Times New Roman" fo:color="#222222" fo:font-size="12pt" style:font-size-asian="12pt" style:font-size-complex="12pt"/>
    </style:style>
    <style:style style:name="P21" style:parent-style-name="Normal" style:family="paragraph">
      <style:paragraph-properties fo:text-align="justify" fo:line-height="150%" fo:text-indent="0.4916in"/>
    </style:style>
    <style:style style:name="T22" style:parent-style-name="DefaultParagraphFont" style:family="text">
      <style:text-properties style:font-name="Times New Roman" style:font-name-asian="Times New Roman" style:font-name-complex="Times New Roman" fo:color="#222222" fo:font-size="12pt" style:font-size-asian="12pt" style:font-size-complex="12pt"/>
    </style:style>
    <style:style style:name="T23" style:parent-style-name="DefaultParagraphFont" style:family="text">
      <style:text-properties style:font-name="Times New Roman" style:font-name-asian="Times New Roman" style:font-name-complex="Times New Roman" fo:color="#222222" fo:font-size="12pt" style:font-size-asian="12pt" style:font-size-complex="12pt"/>
    </style:style>
    <style:style style:name="T24" style:parent-style-name="DefaultParagraphFont" style:family="text">
      <style:text-properties style:font-name="Times New Roman" style:font-name-asian="Times New Roman" style:font-name-complex="Times New Roman" fo:color="#222222" fo:font-size="12pt" style:font-size-asian="12pt" style:font-size-complex="12pt"/>
    </style:style>
    <style:style style:name="T25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7" style:parent-style-name="DefaultParagraphFont" style:family="text">
      <style:text-properties style:font-name="Times New Roman" style:font-name-asian="Times New Roman" style:font-name-complex="Times New Roman" fo:color="#222222" fo:font-size="12pt" style:font-size-asian="12pt" style:font-size-complex="12pt"/>
    </style:style>
    <style:style style:name="T2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9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1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3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4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5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7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9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1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3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4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5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7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9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1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3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4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5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7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9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1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3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4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5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7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9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7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71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7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73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74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75" style:parent-style-name="Normal" style:family="paragraph">
      <style:paragraph-properties fo:text-align="justify" fo:line-height="150%" fo:text-indent="0.4916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76" style:parent-style-name="Normal" style:family="paragraph">
      <style:paragraph-properties fo:text-align="justify" fo:line-height="150%" fo:text-indent="0.4916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77" style:parent-style-name="Normal" style:family="paragraph">
      <style:paragraph-properties fo:text-align="justify" fo:line-height="150%" fo:text-indent="0.4916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78" style:parent-style-name="Normal" style:family="paragraph">
      <style:paragraph-properties fo:text-align="justify" fo:line-height="150%"/>
      <style:text-properties style:font-name="Times New Roman" style:font-name-asian="Times New Roman" style:font-name-complex="Times New Roman" fo:font-weight="bold" style:font-weight-asian="bold" style:font-weight-complex="bold" fo:color="#222222" fo:font-size="12pt" style:font-size-asian="12pt" style:font-size-complex="12pt"/>
    </style:style>
    <style:style style:name="P79" style:parent-style-name="Normal" style:family="paragraph">
      <style:paragraph-properties fo:text-align="justify" fo:line-height="150%"/>
    </style:style>
    <style:style style:name="T80" style:parent-style-name="DefaultParagraphFont" style:family="text">
      <style:text-properties style:font-name="Times New Roman" style:font-name-asian="Times New Roman" style:font-name-complex="Times New Roman" fo:color="#222222" fo:font-size="12pt" style:font-size-asian="12pt" style:font-size-complex="12pt"/>
    </style:style>
    <style:style style:name="T81" style:parent-style-name="DefaultParagraphFont" style:family="text">
      <style:text-properties style:font-name="Times New Roman" style:font-name-asian="Times New Roman" style:font-name-complex="Times New Roman" fo:color="#222222" fo:font-size="12pt" style:font-size-asian="12pt" style:font-size-complex="12pt"/>
    </style:style>
    <style:style style:name="T82" style:parent-style-name="DefaultParagraphFont" style:family="text">
      <style:text-properties style:font-name="Times New Roman" style:font-name-asian="Times New Roman" style:font-name-complex="Times New Roman" fo:color="#222222" fo:font-size="12pt" style:font-size-asian="12pt" style:font-size-complex="12pt"/>
    </style:style>
    <style:style style:name="T83" style:parent-style-name="DefaultParagraphFont" style:family="text">
      <style:text-properties style:font-name="Times New Roman" style:font-name-asian="Times New Roman" style:font-name-complex="Times New Roman" fo:color="#222222" fo:font-size="12pt" style:font-size-asian="12pt" style:font-size-complex="12pt"/>
    </style:style>
    <style:style style:name="T84" style:parent-style-name="DefaultParagraphFont" style:family="text">
      <style:text-properties style:font-name="Times New Roman" style:font-name-asian="Times New Roman" style:font-name-complex="Times New Roman" fo:color="#222222" fo:font-size="12pt" style:font-size-asian="12pt" style:font-size-complex="12pt"/>
    </style:style>
    <style:style style:name="T85" style:parent-style-name="DefaultParagraphFont" style:family="text">
      <style:text-properties style:font-name="Times New Roman" style:font-name-asian="Times New Roman" style:font-name-complex="Times New Roman" fo:color="#222222" fo:font-size="12pt" style:font-size-asian="12pt" style:font-size-complex="12pt"/>
    </style:style>
    <style:style style:name="T86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color="#222222" fo:font-size="12pt" style:font-size-asian="12pt" style:font-size-complex="12pt"/>
    </style:style>
    <style:style style:name="T87" style:parent-style-name="DefaultParagraphFont" style:family="text">
      <style:text-properties style:font-name="Times New Roman" style:font-name-asian="Times New Roman" style:font-name-complex="Times New Roman" fo:color="#222222" fo:font-size="12pt" style:font-size-asian="12pt" style:font-size-complex="12pt"/>
    </style:style>
    <style:style style:name="T88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color="#222222" fo:font-size="12pt" style:font-size-asian="12pt" style:font-size-complex="12pt"/>
    </style:style>
    <style:style style:name="T89" style:parent-style-name="DefaultParagraphFont" style:family="text">
      <style:text-properties style:font-name="Times New Roman" style:font-name-asian="Times New Roman" style:font-name-complex="Times New Roman" fo:color="#222222" fo:font-size="12pt" style:font-size-asian="12pt" style:font-size-complex="12pt"/>
    </style:style>
    <style:style style:name="T90" style:parent-style-name="DefaultParagraphFont" style:family="text">
      <style:text-properties style:font-name="Times New Roman" style:font-name-asian="Times New Roman" style:font-name-complex="Times New Roman" fo:color="#222222" fo:font-size="12pt" style:font-size-asian="12pt" style:font-size-complex="12pt"/>
    </style:style>
    <style:style style:name="T91" style:parent-style-name="DefaultParagraphFont" style:family="text">
      <style:text-properties style:font-name="Times New Roman" style:font-name-asian="Times New Roman" style:font-name-complex="Times New Roman" fo:color="#222222" fo:font-size="12pt" style:font-size-asian="12pt" style:font-size-complex="12pt"/>
    </style:style>
    <style:style style:name="T92" style:parent-style-name="DefaultParagraphFont" style:family="text">
      <style:text-properties style:font-name="Times New Roman" style:font-name-asian="Times New Roman" style:font-name-complex="Times New Roman" fo:color="#222222" fo:font-size="12pt" style:font-size-asian="12pt" style:font-size-complex="12pt"/>
    </style:style>
    <style:style style:name="T93" style:parent-style-name="DefaultParagraphFont" style:family="text">
      <style:text-properties style:font-name="Times New Roman" style:font-name-asian="Times New Roman" style:font-name-complex="Times New Roman" fo:color="#222222" fo:font-size="12pt" style:font-size-asian="12pt" style:font-size-complex="12pt"/>
    </style:style>
    <style:style style:name="T94" style:parent-style-name="DefaultParagraphFont" style:family="text">
      <style:text-properties style:font-name="Times New Roman" style:font-name-asian="Times New Roman" style:font-name-complex="Times New Roman" fo:color="#222222" fo:font-size="12pt" style:font-size-asian="12pt" style:font-size-complex="12pt"/>
    </style:style>
    <style:style style:name="T95" style:parent-style-name="DefaultParagraphFont" style:family="text">
      <style:text-properties style:font-name="Times New Roman" style:font-name-asian="Times New Roman" style:font-name-complex="Times New Roman" fo:color="#222222" fo:font-size="12pt" style:font-size-asian="12pt" style:font-size-complex="12pt"/>
    </style:style>
    <style:style style:name="T96" style:parent-style-name="DefaultParagraphFont" style:family="text">
      <style:text-properties style:font-name="Times New Roman" style:font-name-asian="Times New Roman" style:font-name-complex="Times New Roman" fo:color="#222222" fo:font-size="12pt" style:font-size-asian="12pt" style:font-size-complex="12pt"/>
    </style:style>
    <style:style style:name="T97" style:parent-style-name="DefaultParagraphFont" style:family="text">
      <style:text-properties style:font-name="Times New Roman" style:font-name-asian="Times New Roman" style:font-name-complex="Times New Roman" fo:color="#222222" fo:font-size="12pt" style:font-size-asian="12pt" style:font-size-complex="12pt"/>
    </style:style>
    <style:style style:name="T98" style:parent-style-name="DefaultParagraphFont" style:family="text">
      <style:text-properties style:font-name="Times New Roman" style:font-name-asian="Times New Roman" style:font-name-complex="Times New Roman" fo:color="#222222" fo:font-size="12pt" style:font-size-asian="12pt" style:font-size-complex="12pt"/>
    </style:style>
    <style:style style:name="T99" style:parent-style-name="DefaultParagraphFont" style:family="text">
      <style:text-properties style:font-name="Times New Roman" style:font-name-asian="Times New Roman" style:font-name-complex="Times New Roman" fo:color="#222222" fo:font-size="12pt" style:font-size-asian="12pt" style:font-size-complex="12pt"/>
    </style:style>
  </office:automatic-styles>
  <office:body>
    <office:text text:use-soft-page-breaks="true">
      <text:p text:style-name="P1">Vinícius Carvalho Rosa</text:p>
      <text:p text:style-name="P2">RESENHA<text:s/>DA<text:s/>MONOGRÁFIA<text:s/>“O<text:s/>BURACO NEGRO<text:s/>E SUA SOMBRA”</text:p>
      <text:p text:style-name="P3"><text:span text:style-name="T4">NEVES</text:span><text:span text:style-name="T5">,</text:span><text:span text:style-name="T6"><text:s/>Juliano C. S.</text:span><text:span text:style-name="T7"><text:s/></text:span><text:span text:style-name="T8">Lia</text:span><text:span text:style-name="T9">.<text:s/></text:span><text:span text:style-name="T10">O buraco negro e sua sombra</text:span><text:span text:style-name="T11">.<text:s/></text:span><text:span text:style-name="T12">Revista Brasileira de Ensino da Física</text:span><text:span text:style-name="T13">,</text:span><text:span text:style-name="T14"><text:s/></text:span><text:span text:style-name="T15">vol.42</text:span><text:span text:style-name="T16">,<text:s/></text:span><text:span text:style-name="T17">202</text:span><text:span text:style-name="T18">0</text:span><text:span text:style-name="T19">.</text:span></text:p>
      <text:p text:style-name="P20">O artigo<text:s/>publicado pela Revista Brasileira de Ensino da Física,<text:s/>intitulado “O buraco negro e sua sombra”<text:s/>redigido pelo<text:s/>Prof.<text:s/>Dr.<text:s/>Juliano C. S.<text:s/>Neves,<text:s/>teve como objetivo,<text:s/>apresentar o<text:s/>conceito da<text:s/>foto<text:s/>retirada da sombra do<text:s/>buraco negro<text:s/>central da galáxia<text:s/>M87, destacando-se<text:s/>fundamentalmente<text:s/>as equações<text:s/>matemáticas<text:s/>que<text:s/>estão<text:s/>por trás deste experimento<text:s/>científico, bem como; a<text:s/>teoria da relatividade geral e geometria de kerr.<text:s/>O autor deste artigo, Juliano C. S.<text:s/>Neves, é um<text:s/>Físico<text:s/>renomado, que<text:s/>vem contribuindo<text:s/>para o<text:s/>desenvolvimento da<text:s/>ciência<text:s/>no<text:s/>Brasil<text:s/>através de<text:s/>suas<text:s/>pesquisas<text:s/>e<text:s/>artigos<text:s/>publicados<text:s/>acerca dos estudos da Astrofísica e<text:s/>Cosmologia, sobretudo, a<text:s/>ciência<text:s/>dos buracos negros.</text:p>
      <text:p text:style-name="P21"><text:span text:style-name="T22">Buracos Negros são</text:span><text:span text:style-name="T23"><text:s/>objetos do espaço-tempo com densidade de massa infinita</text:span><text:span text:style-name="T24"><text:s/></text:span><text:span text:style-name="T25">que distorce drasticamente tudo que está ao seu redor, criando assim, um campo gravitacional tão extremo que aprisiona toda matéria ou partícula que está ao seu interior, inclusive a luz.</text:span><text:span text:style-name="T26"><text:s/></text:span><text:span text:style-name="T27">Segundo Neves,</text:span><text:span text:style-name="T28"><text:s/>um buraco negro, como o M87*, poderia ter um portal com as mesmas inscrições do inferno de Dante: “Deixai toda esperança, ó vós que entrais”.</text:span><text:span text:style-name="T29"><text:s/></text:span><text:span text:style-name="T30">A frase citada</text:span><text:span text:style-name="T31"><text:s/>do inferno de Dante</text:span><text:span text:style-name="T32">,<text:s/></text:span><text:span text:style-name="T33">faz-se uma</text:span><text:span text:style-name="T34"><text:s/></text:span><text:span text:style-name="T35">analogia</text:span><text:span text:style-name="T36"><text:s/></text:span><text:span text:style-name="T37">referente a</text:span><text:span text:style-name="T38">o</text:span><text:span text:style-name="T39"><text:s/>limite</text:span><text:span text:style-name="T40"><text:s/>d</text:span><text:span text:style-name="T41">e um</text:span><text:span text:style-name="T42"><text:s/>buraco negro</text:span><text:span text:style-name="T43">, intitulado Horizonte de Eventos</text:span><text:span text:style-name="T44">,</text:span><text:span text:style-name="T45"><text:s/></text:span><text:span text:style-name="T46">representando</text:span><text:span text:style-name="T47"><text:s/></text:span><text:span text:style-name="T48">“</text:span><text:span text:style-name="T49">aquilo que está dentro e aquilo que está fora</text:span><text:span text:style-name="T50">”</text:span><text:span text:style-name="T51"><text:s/>deste objeto cósmico</text:span><text:span text:style-name="T52">. Quando se cruza um horizonte de eventos, não se escapa mais de um buraco negro</text:span><text:span text:style-name="T53">.</text:span><text:span text:style-name="T54"><text:s/>Além disso,<text:s/></text:span><text:span text:style-name="T55">ao decorrer do tex</text:span><text:span text:style-name="T56">t</text:span><text:span text:style-name="T57">o</text:span><text:span text:style-name="T58"><text:s/>o autor<text:s/></text:span><text:span text:style-name="T59">evidencia e<text:s/></text:span><text:span text:style-name="T60">alerta<text:s/></text:span><text:span text:style-name="T61">que a foto retirada não foi exatamente do<text:s/></text:span><text:span text:style-name="T62">b</text:span><text:span text:style-name="T63">uraco<text:s/></text:span><text:span text:style-name="T64">n</text:span><text:span text:style-name="T65">egro,</text:span><text:span text:style-name="T66"><text:s/></text:span><text:span text:style-name="T67">e sim</text:span><text:span text:style-name="T68">,</text:span><text:span text:style-name="T69"><text:s/>d</text:span><text:span text:style-name="T70">a<text:s/></text:span><text:span text:style-name="T71">sombra na qual<text:s/></text:span><text:span text:style-name="T72">o buraco negro</text:span><text:span text:style-name="T73"><text:s/>M87*</text:span><text:span text:style-name="T74"><text:s/>projetou.</text:span></text:p>
      <text:p text:style-name="P75">Para realizar as observações, a equipe de cientistas contou com<text:s/>a<text:s/>colaboração<text:s/>internacional<text:s/>de uma<text:s/>rede de<text:s/>rádio<text:s/>telescópios globais,<text:s/>o<text:s/>Event Horizon Telescope<text:s/>(EHT).<text:s/>Ao total,<text:s/>foram espalhados pelo mundo<text:s/>8 rádio telescópios,<text:s/>que juntos<text:s/>os dados<text:s/>sincronizado por meio da<text:s/>técnica de<text:s/>interferometria de longa linha de base<text:s/>(VLBI),<text:s/>permitiu-se<text:s/>obter<text:s/>um<text:s/>supertelescópio, a fim de gerar potencia suficiente para conseguir observar o buraco negro M87*.<text:s/>Segundo o autor, a observação<text:s/>foi realizada no<text:s/>comprimento de onda<text:s/>de<text:s/>1.3 mm. Sendo assim, a maior<text:s/>capacidade de<text:s/>resolução já<text:s/>obtida na história da humanidade, possibilitando<text:s/>a leitura de um jornal, disposto num café em Paris, por alguém sentado num agradável banco no belo Central Park em Nova Iorque.</text:p>
      <text:p text:style-name="P76">Segundo o artigo, a colaboração<text:s/>internacional, não<text:s/>somente<text:s/>validou<text:s/>as equações previstas<text:s/>na<text:s/>teoria de<text:s/>Albert Eintein,<text:s/>mas também a Geometria de Kerr que previa a<text:s/>existência<text:s/>de buracos negros<text:s/>rotacionais.<text:s/>O buraco negro de Kerr foi desenvolvido, como uma solução das equações de Einstein, em 1963 por Roy Kerr.<text:s/>No entanto, para tirar a foto da sombra de um buraco negro, é necessário o uso de uma geometria que descreva uma massa com rotação, como é o caso da métrica ou geometria de Kerr.<text:s/>Ao decorrer do texto, o autor detalha matematicamente como a geometria de<text:s/>Kerr foi utilizada nesse<text:s/>experimento científico.<text:s/></text:p>
      <text:p text:style-name="P77">Por conseguinte,<text:s/>testar<text:s/>uma das equações<text:s/>previstas na<text:s/>teoria da relatividade geral em ambientes mais extremos do universo,<text:s/>possibilitou<text:s/>registrar a primeira<text:s/>imagem da sombra<text:s/>produzida<text:s/>pelo<text:s/>buraco negro M87*.<text:s/>Assim sendo, é importante ressaltar que a foto retirada<text:s/>foi da sombra produzida<text:s/>de um buraco negro que está acerca de 55 milhões de anos-luz da Terra. Logo,<text:s/>esta imagem, representa um grande divisor de<text:s/>águas<text:s/>para<text:s/>o universo científico, pois,<text:s/>a partir da<text:s/>validação da teoria de<text:s/>Einstein<text:s/>testada<text:s/>em umas das regiões mais extremas<text:s/>do universo,<text:s/>surgem<text:s/>novos<text:s/>desafios,<text:s/>com<text:s/>objetivos<text:s/>de<text:s/>tentar compreender ainda mais<text:s/>sobre a natureza destes objetos tão misteriosos que habitam no cosmo.</text:p>
      <text:p text:style-name="P78">REFERÊNCIAS BIBLIOGRÁFICAS<text:s/></text:p>
      <text:p text:style-name="P79"><text:span text:style-name="T80">NEVES</text:span><text:span text:style-name="T81">,<text:s/></text:span><text:span text:style-name="T82">Juliano C. S.</text:span><text:span text:style-name="T83">.<text:s/></text:span><text:span text:style-name="T84">O buraco negro e sua sombra</text:span><text:span text:style-name="T85">.<text:s/></text:span><text:span text:style-name="T86">Revista Brasileira de Ensino da Física,<text:s/></text:span><text:span text:style-name="T87">vol.42</text:span><text:span text:style-name="T88">,<text:s/></text:span><text:span text:style-name="T89">2020</text:span><text:span text:style-name="T90">.</text:span><text:span text:style-name="T91"><text:s/></text:span><text:span text:style-name="T92">Disponível em:&lt;</text:span><text:span text:style-name="T93"><text:s/>https://www.scielo.br/pdf/rbef/v42/1806-9126-RBEF-42-e20200216.pdf<text:s/></text:span><text:span text:style-name="T94">&gt;. Acesso em:<text:s/></text:span><text:span text:style-name="T95">1</text:span><text:span text:style-name="T96">8</text:span><text:span text:style-name="T97"><text:s/></text:span><text:span text:style-name="T98">abril</text:span><text:span text:style-name="T99">. 2021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.1812in" fo:margin-left="1.1812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Vinicius Carvalho Vinicius</meta:initial-creator>
    <dc:creator>Vinicius Carvalho Vinicius</dc:creator>
    <meta:creation-date>2021-04-19T04:44:00Z</meta:creation-date>
    <dc:date>2021-04-19T04:44:00Z</dc:date>
    <meta:template xlink:href="Normal.dotm" xlink:type="simple"/>
    <meta:editing-cycles>1</meta:editing-cycles>
    <meta:editing-duration>PT0S</meta:editing-duration>
    <meta:document-statistic meta:page-count="1" meta:paragraph-count="8" meta:word-count="605" meta:character-count="4049" meta:row-count="28" meta:non-whitespace-character-count="3452"/>
  </office:meta>
</office:document-meta>
</file>